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left="0.1252in" fo:margin-right="0in" fo:line-height="115%" fo:text-indent="-0.1252in" style:auto-text-indent="false"/>
    </style:style>
    <style:style style:name="P2" style:family="paragraph" style:parent-style-name="List_20_Paragraph" style:list-style-name="WWNum2">
      <style:paragraph-properties fo:margin-left="0.1252in" fo:margin-right="0in" fo:line-height="115%" fo:text-indent="-0.1252in" style:auto-text-indent="false">
        <style:tab-stops>
          <style:tab-stop style:position="0.5626in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/>
      <style:text-properties officeooo:paragraph-rsid="000cbf1d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Georgia"/>
    </style:style>
    <style:style style:name="P7" style:family="paragraph" style:parent-style-name="Standard">
      <style:text-properties fo:color="#000000" style:font-name="Helvetica"/>
    </style:style>
    <style:style style:name="P8" style:family="paragraph" style:parent-style-name="Standard">
      <style:text-properties fo:color="#000000" style:font-name="Helvetica" officeooo:paragraph-rsid="000cbf1d"/>
    </style:style>
    <style:style style:name="P9" style:family="paragraph" style:parent-style-name="Standard">
      <style:text-properties fo:color="#000000" style:font-name="Helvetica" fo:font-size="10pt" style:font-size-asian="10pt" style:font-size-complex="10pt"/>
    </style:style>
    <style:style style:name="P10" style:family="paragraph" style:parent-style-name="Standard">
      <style:paragraph-properties fo:line-height="115%"/>
      <style:text-properties fo:color="#000000" style:font-name="Helvetica" fo:font-size="10pt" style:font-size-asian="10pt" style:font-size-complex="10pt"/>
    </style:style>
    <style:style style:name="P11" style:family="paragraph" style:parent-style-name="Standard">
      <style:paragraph-properties fo:line-height="115%">
        <style:tab-stops>
          <style:tab-stop style:position="2.1437in"/>
        </style:tab-stops>
      </style:paragraph-properties>
      <style:text-properties fo:color="#000000" style:font-name="Helvetica" fo:font-size="10pt" style:font-size-asian="10pt" style:font-size-complex="10pt"/>
    </style:style>
    <style:style style:name="P12" style:family="paragraph" style:parent-style-name="Standard">
      <style:text-properties fo:color="#000000" style:font-name="Helvetica" fo:font-size="10pt" officeooo:paragraph-rsid="000cbf1d" style:font-size-asian="10pt" style:font-size-complex="10pt"/>
    </style:style>
    <style:style style:name="P13" style:family="paragraph" style:parent-style-name="Standard">
      <style:paragraph-properties fo:line-height="115%"/>
      <style:text-properties fo:color="#000000" style:font-name="Helvetica" fo:font-size="11pt" style:font-size-asian="11pt" style:font-size-complex="11pt"/>
    </style:style>
    <style:style style:name="P14" style:family="paragraph" style:parent-style-name="Standard">
      <style:paragraph-properties fo:line-height="115%"/>
      <style:text-properties fo:color="#000000" style:font-name="Helvetica" fo:font-size="11pt" officeooo:paragraph-rsid="000cbf1d" style:font-size-asian="11pt" style:font-size-complex="11pt"/>
    </style:style>
    <style:style style:name="P15" style:family="paragraph" style:parent-style-name="Standard">
      <style:paragraph-properties fo:line-height="115%" fo:text-align="center" style:justify-single-word="false"/>
      <style:text-properties fo:color="#9cc2e5" style:font-name="Helvetica" fo:font-size="11pt" style:font-size-asian="11pt" style:font-size-complex="11pt"/>
    </style:style>
    <style:style style:name="P16" style:family="paragraph" style:parent-style-name="Standard">
      <style:text-properties officeooo:rsid="00096487" officeooo:paragraph-rsid="00096487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096487" officeooo:paragraph-rsid="00096487"/>
    </style:style>
    <style:style style:name="P18" style:family="paragraph" style:parent-style-name="Standard">
      <style:text-properties officeooo:paragraph-rsid="00096487"/>
    </style:style>
    <style:style style:name="P19" style:family="paragraph" style:parent-style-name="Standard">
      <style:text-properties officeooo:paragraph-rsid="000cbf1d"/>
    </style:style>
    <style:style style:name="P20" style:family="paragraph" style:parent-style-name="Standard">
      <style:paragraph-properties fo:margin-left="0in" fo:margin-right="0in" fo:line-height="115%" fo:text-indent="-0.1972in" style:auto-text-indent="false"/>
      <style:text-properties fo:color="#000000" style:font-name="Helvetica"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0in" fo:margin-right="0in" fo:line-height="115%" fo:text-indent="-0.1972in" style:auto-text-indent="false"/>
      <style:text-properties fo:color="#000000" style:font-name="Helvetica" fo:font-size="11pt" fo:font-weight="bold" officeooo:paragraph-rsid="000cbf1d" style:font-size-asian="11pt" style:font-weight-asian="bold" style:font-size-complex="11pt"/>
    </style:style>
    <style:style style:name="P22" style:family="paragraph" style:parent-style-name="Standard">
      <style:paragraph-properties fo:margin-left="-0.1972in" fo:margin-right="0in" fo:line-height="115%" fo:text-indent="0in" style:auto-text-indent="false"/>
    </style:style>
    <style:style style:name="P23" style:family="paragraph" style:parent-style-name="Standard">
      <style:paragraph-properties fo:margin-left="-0.1972in" fo:margin-right="0in" fo:line-height="115%" fo:text-indent="0in" style:auto-text-indent="false"/>
      <style:text-properties officeooo:paragraph-rsid="000cbf1d"/>
    </style:style>
    <style:style style:name="P24" style:family="paragraph" style:parent-style-name="Standard">
      <style:paragraph-properties fo:margin-left="-0.1972in" fo:margin-right="0in" fo:line-height="115%" fo:text-indent="0in" style:auto-text-indent="false"/>
      <style:text-properties fo:color="#9cc2e5" style:font-name="Helvetica" officeooo:paragraph-rsid="000cbf1d"/>
    </style:style>
    <style:style style:name="P25" style:family="paragraph" style:parent-style-name="Standard" style:master-page-name="Standard">
      <style:paragraph-properties style:page-number="auto"/>
      <style:text-properties fo:color="#7ed22b" officeooo:paragraph-rsid="00096487"/>
    </style:style>
    <style:style style:name="P26" style:family="paragraph">
      <loext:graphic-properties draw:fill="solid" draw:fill-color="#000000"/>
      <style:paragraph-properties fo:text-align="start"/>
      <style:text-properties fo:font-size="18pt"/>
    </style:style>
    <style:style style:name="P27" style:family="paragraph">
      <loext:graphic-properties draw:fill="solid" draw:fill-color="#000000" draw:opacity="10%"/>
      <style:paragraph-properties fo:text-align="start"/>
      <style:text-properties fo:font-size="18pt"/>
    </style:style>
    <style:style style:name="T1" style:family="text">
      <style:text-properties fo:color="#9cc2e5" style:font-name="Helvetica" fo:font-size="36pt" fo:font-weight="bold" officeooo:rsid="00096487" style:font-size-asian="36pt" style:font-weight-asian="bold" style:font-size-complex="36pt"/>
    </style:style>
    <style:style style:name="T2" style:family="text">
      <style:text-properties fo:color="#9cc2e5" style:font-name="Helvetica" fo:font-size="11pt" fo:font-weight="bold" style:font-size-asian="11pt" style:font-weight-asian="bold" style:font-size-complex="11pt"/>
    </style:style>
    <style:style style:name="T3" style:family="text">
      <style:text-properties fo:color="#9cc2e5" style:font-name="Helvetica"/>
    </style:style>
    <style:style style:name="T4" style:family="text">
      <style:text-properties fo:color="#ffffff" style:font-name="Helvetica"/>
    </style:style>
    <style:style style:name="T5" style:family="text">
      <style:text-properties fo:color="#ffffff" style:font-name="Helvetica" officeooo:rsid="00096487"/>
    </style:style>
    <style:style style:name="T6" style:family="text">
      <style:text-properties fo:color="#ffffff" style:font-name="Helvetica" fo:language="en" fo:country="US" officeooo:rsid="00096487"/>
    </style:style>
    <style:style style:name="T7" style:family="text">
      <style:text-properties fo:color="#ffffff" style:font-name="Helvetica" fo:language="en" fo:country="US"/>
    </style:style>
    <style:style style:name="T8" style:family="text">
      <style:text-properties fo:color="#ffffff" style:font-name="Helvetica" fo:language="en" fo:country="AU"/>
    </style:style>
    <style:style style:name="T9" style:family="text">
      <style:text-properties fo:color="#ffffff" style:font-name="Helvetica" fo:language="en" fo:country="GB"/>
    </style:style>
    <style:style style:name="T10" style:family="text">
      <style:text-properties fo:color="#000000" style:font-name="Georgia"/>
    </style:style>
    <style:style style:name="T11" style:family="text">
      <style:text-properties fo:color="#000000" style:font-name="Helvetica" fo:font-size="10pt" style:font-size-asian="10pt" style:font-size-complex="10pt"/>
    </style:style>
    <style:style style:name="T12" style:family="text">
      <style:text-properties fo:color="#000000" style:font-name="Helvetica" fo:font-size="10pt" officeooo:rsid="000a6fa5" style:font-size-asian="10pt" style:font-size-complex="10pt"/>
    </style:style>
    <style:style style:name="T13" style:family="text">
      <style:text-properties fo:color="#000000" style:font-name="Helvetica" fo:font-size="10pt" officeooo:rsid="000cbf1d" style:font-size-asian="10pt" style:font-size-complex="10pt"/>
    </style:style>
    <style:style style:name="T14" style:family="text">
      <style:text-properties fo:color="#000000" style:font-name="Helvetica" fo:font-size="10pt" fo:font-weight="bold" style:font-size-asian="10pt" style:font-weight-asian="bold" style:font-size-complex="10pt"/>
    </style:style>
    <style:style style:name="T15" style:family="text">
      <style:text-properties fo:color="#000000" fo:font-size="10pt" fo:font-weight="bold" style:font-size-asian="10pt" style:font-weight-asian="bold" style:font-size-complex="10pt"/>
    </style:style>
    <style:style style:name="T16" style:family="text">
      <style:text-properties fo:color="#808080" style:font-name="Georgia" fo:font-style="italic" style:font-style-asian="italic"/>
    </style:style>
    <style:style style:name="T17" style:family="text">
      <style:text-properties fo:color="#808080" style:font-name="Georgia" fo:font-style="italic" officeooo:rsid="000a6fa5" style:font-style-asian="italic"/>
    </style:style>
    <style:style style:name="T18" style:family="text">
      <style:text-properties fo:color="#808080" style:font-name="Georgia" fo:font-size="11pt" fo:font-style="italic" style:font-size-asian="11pt" style:font-style-asian="italic" style:font-size-complex="11pt"/>
    </style:style>
    <style:style style:name="T19" style:family="text">
      <style:text-properties fo:color="#808080" style:font-name="Georgia" fo:language="en" fo:country="US" fo:font-style="italic" style:font-style-asian="italic"/>
    </style:style>
    <style:style style:name="T20" style:family="text">
      <style:text-properties fo:color="#808080" style:font-name="Helvetica" fo:font-size="11pt" style:font-size-asian="11pt" style:font-size-complex="11pt"/>
    </style:style>
    <style:style style:name="T21" style:family="text">
      <style:text-properties style:font-name="Helvetica" fo:font-size="36pt" fo:font-weight="bold" officeooo:rsid="00096487" style:font-size-asian="36pt" style:font-weight-asian="bold" style:font-size-complex="36pt"/>
    </style:style>
    <style:style style:name="Sect1" style:family="section">
      <style:section-properties style:editable="false">
        <style:columns fo:column-count="2">
          <style:column style:rel-width="46179*" fo:start-indent="0in" fo:end-indent="0.25in"/>
          <style:column style:rel-width="1935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2">
          <style:column style:rel-width="16441*" fo:start-indent="0in" fo:end-indent="0.25in"/>
          <style:column style:rel-width="49094*" fo:start-indent="0.25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15928*" fo:start-indent="0in" fo:end-indent="0.25in"/>
          <style:column style:rel-width="49607*" fo:start-indent="0.25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16399*" fo:start-indent="0in" fo:end-indent="0.25in"/>
          <style:column style:rel-width="49136*" fo:start-indent="0.25in" fo:end-indent="0in"/>
        </style:columns>
      </style:section-properties>
    </style:style>
    <style:style style:name="Sect6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gr1" style:family="graphic">
      <style:graphic-properties draw:stroke="solid" svg:stroke-width="0.0138in" svg:stroke-color="#000000" draw:stroke-linejoin="miter" draw:fill="solid" draw:fill-color="#000000" draw:textarea-vertical-align="top" draw:auto-grow-height="false" fo:min-height="1.5457in" fo:min-width="8.178in" fo:padding-top="0.0492in" fo:padding-bottom="0.0492in" fo:padding-left="0.0984in" fo:padding-right="0.0984in" fo:wrap-option="wrap" fo:margin-left="0.1252in" fo:margin-right="0.1402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draw:stroke-linejoin="miter" draw:fill="solid" draw:fill-color="#000000" draw:opacity="10%" draw:textarea-vertical-align="top" draw:auto-grow-height="false" fo:min-height="1.2772in" fo:min-width="8.1764in" fo:padding-top="0.0492in" fo:padding-bottom="0.0492in" fo:padding-left="0.0984in" fo:padding-right="0.0984in" fo:wrap-option="wrap" fo:margin-left="0.1252in" fo:margin-right="0.1252in" fo:margin-top="0in" fo:margin-bottom="0.0138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5"><draw:custom-shape text:anchor-type="paragraph" draw:z-index="0" draw:name="Rectángulo 1" draw:style-name="gr1" draw:text-style-name="P26" svg:width="8.3748in" svg:height="1.6441in" svg:x="-0.461in" svg:y="-0.39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ángulo 2" draw:style-name="gr2" draw:text-style-name="P27" svg:width="8.3732in" svg:height="1.3752in" svg:x="-0.5in" svg:y="1.643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">William Cullian</text:span></text:p>
        <text:p text:style-name="P18"><text:span text:style-name="T5">Software Developer</text:span></text:p>
        <text:p text:style-name="P18"><text:span text:style-name="T4"/></text:p>
        <text:p text:style-name="P18"><text:span text:style-name="T5">Contact:</text:span></text:p>
        <text:p text:style-name="P16"><text:span text:style-name="T5">4</text:span><text:span text:style-name="T4">1727 Oak Barrel Court.</text:span></text:p>
        <text:p text:style-name="P16"><text:span text:style-name="T4">Palmdale, CA <text:s/>93551</text:span></text:p>
        <text:p text:style-name="P18"><text:span text:style-name="T4">(</text:span><text:span text:style-name="T5">818</text:span><text:span text:style-name="T4">) </text:span><text:span text:style-name="T5">231-9787</text:span><text:span text:style-name="T4"> </text:span></text:p>
        <text:p text:style-name="P16"><text:a xlink:type="simple" xlink:href="mailto:cullian@msn.com" text:style-name="Internet_20_link" text:visited-style-name="Visited_20_Internet_20_Link"><text:span text:style-name="T4">cullian@msn.com</text:span></text:a></text:p>
      </text:section>
      <text:section text:style-name="Sect2" text:name="Section1">
        <text:p text:style-name="P4"><text:span text:style-name="T10"/></text:p>
        <text:p text:style-name="P4"><text:span text:style-name="T10"/></text:p>
        <text:p text:style-name="P4"><text:span text:style-name="T10">CAREER OBJECTIVE</text:span></text:p>
        <text:p text:style-name="P6"/>
        <text:p text:style-name="P17"><text:span text:style-name="T17">Successful plumbing contractor looking to b</text:span><text:span text:style-name="T16">ecome a software developer</text:span></text:p>
        <text:p text:style-name="P17"><text:span text:style-name="T16"/></text:p>
        <text:p text:style-name="P17"><text:span text:style-name="T16"/></text:p>
        <text:p text:style-name="P5"><text:span text:style-name="T2">EDUCATION</text:span></text:p>
        <text:p text:style-name="P5"><text:span text:style-name="T20">May 2004 </text:span></text:p>
        <text:p text:style-name="P14"/>
        <text:p text:style-name="P14"/>
        <text:p text:style-name="P21"/>
        <text:p text:style-name="P23"><text:span text:style-name="T2">Florida State University, Orlando, FL</text:span></text:p>
        <text:p text:style-name="P23"><text:span text:style-name="T18">Bachelor of Art in English</text:span></text:p>
        <text:p text:style-name="P23"><text:span text:style-name="T11">• GPA 3.3/4.0</text:span></text:p>
        <text:p text:style-name="P23"><text:span text:style-name="T11">• Published in school’s newspaper editorial</text:span></text:p>
        <text:p text:style-name="P24"><text:span text:style-name="T15">• Summer Internship for the New York Time</text:span></text:p>
      </text:section>
      <text:section text:style-name="Sect2" text:name="Section3">
        <text:p text:style-name="P3"><text:span text:style-name="T2">PROFESSIONAL EXPERIENCE</text:span></text:p>
        <text:p text:style-name="P13"/>
      </text:section>
      <text:section text:style-name="Sect3" text:name="Section4">
        <text:p text:style-name="P3"><text:span text:style-name="T20">Present </text:span></text:p>
        <text:p text:style-name="P3"><text:span text:style-name="T20">Apr 2006</text:span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3"><text:span text:style-name="T20">May 2006 </text:span></text:p>
        <text:p text:style-name="P3"><text:span text:style-name="T20">Aug 2004</text:span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3"><text:span text:style-name="T2">3M I</text:span><text:bookmark text:name="_GoBack"/><text:span text:style-name="T2">NC., New York City, New York</text:span></text:p>
        <text:p text:style-name="P3"><text:span text:style-name="T18">Administrative Assistant</text:span></text:p>
        <text:p text:style-name="P13"/>
        <text:p text:style-name="P3"><text:span text:style-name="T11">• Direct office service such as budget preparation, personnel issues, and housekeeping, vastly reaming wasted time and saving 1,000 per year in labor assts.</text:span></text:p>
        <text:p text:style-name="P3"><text:span text:style-name="T11">• Read and analyze incoming memos, submissions, and reports to determine their significance and plan their distribution.</text:span></text:p>
        <text:p text:style-name="P3"><text:span text:style-name="T11">• Conduct research, compile data, and prepare papers for consideration and presentation by executives, committees and boards of directors.</text:span></text:p>
        <text:p text:style-name="P13"/>
        <text:p text:style-name="P3"><text:span text:style-name="T2">Florida Department of Social Services, Orlando, FL</text:span></text:p>
        <text:p text:style-name="P3"><text:span text:style-name="T18">Rehabilitation Counselor</text:span></text:p>
        <text:p text:style-name="P10"/>
        <text:p text:style-name="P3"><text:span text:style-name="T11">• Analyzed information from interviews, educational and medical records, consultation with other professionals, and diagnostic evaluations to assess clients' abilities, needs, and eligibility for services.</text:span></text:p>
        <text:p text:style-name="P3"><text:span text:style-name="T11">• Developed and maintained strong relationships with community referral sources such as schools, churches, government resource centers, and local businesses.</text:span></text:p>
        <text:p text:style-name="P3"><text:span text:style-name="T11">• Coordinated counseling efforts with mental health professionals or other health professionals, such as doctors, nurses, or social workers.</text:span></text:p>
      </text:section>
      <text:section text:style-name="Sect2" text:name="Section5">
        <text:p text:style-name="P3"><text:span text:style-name="T14"/></text:p>
      </text:section>
      <text:section text:style-name="Sect2" text:name="Section7">
        <text:p text:style-name="P15"/>
        <text:p text:style-name="P19"><text:span text:style-name="T2">SKILLS</text:span></text:p>
        <text:section text:style-name="Sect6" text:name="Section11">
          <text:p text:style-name="P8"/>
          <text:p text:style-name="P19"><text:span text:style-name="T11">• Proficient in </text:span><text:span text:style-name="T12">Libre</text:span><text:span text:style-name="T11">Office </text:span></text:p>
          <text:p text:style-name="P19"><text:span text:style-name="T11">• </text:span><text:span text:style-name="T13">bla</text:span></text:p>
          <text:p text:style-name="P12"/>
          <text:p text:style-name="P19"><text:span text:style-name="T11">• Adobe Illustrator CS5</text:span></text:p>
          <text:p text:style-name="P19"><text:span text:style-name="T11">• Volunteer in Soup Kitchen</text:span></text:p>
        </text:section>
        <text:p text:style-name="P5"><text:span text:style-name="T2">AWARDS AND HONORS</text:span></text:p>
      </text:section>
      <text:section text:style-name="Sect4" text:name="Section8">
        <text:p text:style-name="P10"/>
        <text:p text:style-name="P10"/>
        <text:p text:style-name="P10"/>
        <text:list xml:id="list3617358482" text:style-name="WWNum2">
          <text:list-item>
            <text:p text:style-name="P1"><text:span text:style-name="T11">Employee of the Month for 3 consecutive months in H&amp;M</text:span></text:p>
          </text:list-item>
          <text:list-item>
            <text:p text:style-name="P2"><text:soft-page-break/><text:span text:style-name="T11">Won the “Writer’s Digest” 2002 Award </text:span></text:p>
          </text:list-item>
          <text:list-item>
            <text:p text:style-name="P2"><text:span text:style-name="T11">Awarded an employee travel award due to “Performance Excellence</text:span></text:p>
          </text:list-item>
        </text:list>
      </text:section>
      <text:section text:style-name="Sect2" text:name="Section9">
        <text:p text:style-name="P11"/>
      </text:section>
      <text:section text:style-name="Sect5" text:name="Section10"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en" fo:country="US" style:letter-kerning="tru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Microsoft Office</meta:initial-creator>
    <meta:editing-cycles>4</meta:editing-cycles>
    <meta:creation-date>2015-06-16T04:32:00</meta:creation-date>
    <dc:date>2017-04-14T14:11:04.100000000</dc:date>
    <meta:editing-duration>PT1H29M28S</meta:editing-duration>
    <meta:generator>LibreOffice/5.3.1.2$Windows_X86_64 LibreOffice_project/e80a0e0fd1875e1696614d24c32df0f95f03deb2</meta:generator>
    <meta:document-statistic meta:table-count="0" meta:image-count="0" meta:object-count="0" meta:page-count="2" meta:paragraph-count="40" meta:word-count="254" meta:character-count="1740" meta:non-whitespace-character-count="15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